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ounce3D</text:h>
      <text:p text:style-name="Heading">Short description of Bounce3D</text:p>
      <text:p text:style-name="Text_20_body">Bounce3D is a fun 3D platformer where the player has to collect all the coins in the map and reach the goal as fast as possible. Bottom of the screen shows the number of coins needed and the right side the time elapsed.</text:p>
      <text:p text:style-name="Text_20_body">We wanted to make a game that has 3D graphics but has the movement of 2D game with realistic physics engine.</text:p>
      <text:p text:style-name="Heading">Project features</text:p>
      <text:p text:style-name="Text_20_body">MVC game architechture. The code has been divided and categorized into three different parts defined by the MVC model.</text:p>
      <text:p text:style-name="Text_20_body">ODE physics. Bounce3D implements Panda ODE physics and we have used it in </text:p>
      <text:p text:style-name="Text_20_body">Event based game logic. Bounce3D uses Panda's own event manager. The events are listed in EventType.py class.</text:p>
      <text:p text:style-name="Text_20_body">Portal Culling. We were able to do big FPS increases by using portal culling. You can test portal culling by pressing D during gameplay entering debug mode. Note that exiting debug mode requires game restart.</text:p>
      <text:p text:style-name="Text_20_body">The shaders in Bounce3D are just basic lambert shaders. Every light &amp; shader used are from 3D editing program Maya. Panda lights are in the game's code but they are turned off by default.</text:p>
      <text:p text:style-name="P1">Credits</text:p>
      <text:p text:style-name="P2">Eerikki Elovirta</text:p>
      <text:p text:style-name="P2">Johannes Holvitie</text:p>
      <text:p text:style-name="P2">Lauri Junkkari</text:p>
      <text:p text:style-name="P2">Niko Laurén</text:p>
      <text:p text:style-name="P2">Teemu Linkosaari</text:p>
      <text:p text:style-name="P2">Tomi Niittumä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Laurén</meta:initial-creator>
    <meta:creation-date>2010-01-31T22:07:07.76</meta:creation-date>
    <dc:date>2010-01-31T23:04:56.12</dc:date>
    <dc:creator>Niko Laurén</dc:creator>
    <meta:editing-duration>PT00H23M44S</meta:editing-duration>
    <meta:editing-cycles>5</meta:editing-cycles>
    <meta:generator>OpenOffice.org/3.1$Win32 OpenOffice.org_project/310m11$Build-9399$CWS-l10nrel31</meta:generator>
    <meta:document-statistic meta:table-count="0" meta:image-count="0" meta:object-count="0" meta:page-count="1" meta:paragraph-count="17" meta:word-count="201" meta:character-count="1172"/>
  </office:meta>
</office:document-meta>
</file>